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aeb" officeooo:paragraph-rsid="001c0aeb"/>
    </style:style>
    <style:style style:name="P2" style:family="paragraph" style:parent-style-name="Standard">
      <style:text-properties officeooo:rsid="001d2a68" officeooo:paragraph-rsid="001d2a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repository</text:p>
      <text:p text:style-name="P1">snapshots of repository</text:p>
      <text:p text:style-name="P2">git status</text:p>
      <text:p text:style-name="P2">git fetch</text:p>
      <text:p text:style-name="P2">git add &lt;file/dir&gt;</text:p>
      <text:p text:style-name="P2">git commit</text:p>
      <text:p text:style-name="P2">git push</text:p>
      <text:p text:style-name="P2">git rebase &lt;branch_name&gt;</text:p>
      <text:p text:style-name="P2">git checkout &lt;branch_name&gt; or git checkout &lt;file/dir&gt;</text:p>
      <text:p text:style-name="P2">git pull</text:p>
      <text:p text:style-name="P2">git reset (usually use as 'git reset –hard &lt;branch_name&gt;')</text:p>
      <text:p text:style-name="P2">git merge &lt;branch_nam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ke </meta:initial-creator>
    <meta:creation-date>2015-09-26T13:27:05.742595326</meta:creation-date>
    <dc:date>2015-09-26T13:48:52.275912339</dc:date>
    <dc:creator>Zeke </dc:creator>
    <meta:editing-duration>PT6M36S</meta:editing-duration>
    <meta:editing-cycles>1</meta:editing-cycles>
    <meta:document-statistic meta:table-count="0" meta:image-count="0" meta:object-count="0" meta:page-count="1" meta:paragraph-count="12" meta:word-count="40" meta:character-count="258" meta:non-whitespace-character-count="230"/>
    <meta:generator>LibreOffice/4.4.3.2$Linux_X86_64 LibreOffice_project/40m0$Build-2</meta:generator>
  </office:meta>
</office:document-meta>
</file>